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NameType.TypeNameType( String requiredSuperclassName , boolean allowArrayType , String requiredRuntimeVersion , AnnotationGrammar parent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NameType.checkType( ReferenceType type , AnnotationValu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Name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